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6" style:family="paragraph" style:parent-style-name="Text_20_body">
      <style:paragraph-properties fo:text-align="start" style:justify-single-word="false"/>
      <style:text-properties fo:color="#000000" loext:opacity="100%" fo:font-weight="normal" officeooo:rsid="0011c036" officeooo:paragraph-rsid="000ea615" style:font-weight-asian="normal" style:font-weight-complex="normal"/>
    </style:style>
    <style:style style:name="P7"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8" style:family="paragraph" style:parent-style-name="Table_20_Contents">
      <style:text-properties fo:font-weight="normal" style:font-weight-asian="normal" style:font-weight-complex="normal"/>
    </style:style>
    <style:style style:name="P9" style:family="paragraph" style:parent-style-name="Title">
      <style:text-properties fo:color="#c9211e" loext:opacity="100%" style:font-name="Liberation Mono" officeooo:rsid="0004b903" officeooo:paragraph-rsid="0004b903"/>
    </style:style>
    <style:style style:name="P10"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11"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12" style:family="paragraph" style:parent-style-name="Table_20_Contents">
      <style:text-properties officeooo:rsid="00122883" officeooo:paragraph-rsid="00122883"/>
    </style:style>
    <style:style style:name="P13" style:family="paragraph" style:parent-style-name="Text_20_body">
      <style:text-properties officeooo:rsid="00122883" officeooo:paragraph-rsid="00122883"/>
    </style:style>
    <style:style style:name="P14"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15" style:family="paragraph" style:parent-style-name="Table_20_Contents">
      <style:paragraph-properties fo:text-align="center" style:justify-single-word="false"/>
      <style:text-properties fo:font-size="20pt" fo:font-weight="bold" officeooo:rsid="001473e3" officeooo:paragraph-rsid="001473e3" style:font-size-asian="17.5pt" style:font-weight-asian="bold" style:font-size-complex="20pt" style:font-weight-complex="bold"/>
    </style:style>
    <style:style style:name="P16" style:family="paragraph" style:parent-style-name="Table_20_Contents">
      <style:text-properties officeooo:rsid="001473e3" officeooo:paragraph-rsid="001473e3"/>
    </style:style>
    <style:style style:name="P17" style:family="paragraph" style:parent-style-name="Text_20_body">
      <style:text-properties officeooo:rsid="001eb406" officeooo:paragraph-rsid="001eb406"/>
    </style:style>
    <style:style style:name="P18" style:family="paragraph" style:parent-style-name="Table_20_Contents">
      <style:text-properties officeooo:paragraph-rsid="001cb48e"/>
    </style:style>
    <style:style style:name="P19" style:family="paragraph" style:parent-style-name="Text_20_body">
      <style:text-properties officeooo:rsid="0022c0b1" officeooo:paragraph-rsid="0022c0b1"/>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Heading_20_1">
      <style:text-properties officeooo:rsid="001eb406" officeooo:paragraph-rsid="001eb406"/>
    </style:style>
    <style:style style:name="P23" style:family="paragraph" style:parent-style-name="Heading_20_2">
      <style:text-properties fo:font-weight="normal" style:font-weight-asian="normal" style:font-weight-complex="normal"/>
    </style:style>
    <style:style style:name="P24" style:family="paragraph" style:parent-style-name="Text_20_body">
      <style:text-properties officeooo:paragraph-rsid="00247b14"/>
    </style:style>
    <style:style style:name="P25" style:family="paragraph" style:parent-style-name="Text_20_body">
      <style:text-properties fo:font-weight="normal" officeooo:rsid="0025996d" officeooo:paragraph-rsid="0025996d" style:font-weight-asian="normal" style:font-weight-complex="normal"/>
    </style:style>
    <style:style style:name="P26" style:family="paragraph" style:parent-style-name="Text_20_body">
      <style:text-properties officeooo:paragraph-rsid="002620ee"/>
    </style:style>
    <style:style style:name="P27" style:family="paragraph" style:parent-style-name="Text_20_body">
      <style:text-properties officeooo:rsid="002643e0" officeooo:paragraph-rsid="002643e0"/>
    </style:style>
    <style:style style:name="P28" style:family="paragraph" style:parent-style-name="Text_20_body">
      <style:text-properties officeooo:rsid="0026f9d4" officeooo:paragraph-rsid="0026f9d4"/>
    </style:style>
    <style:style style:name="P29"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bold" officeooo:rsid="001cb48e"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cb48e" style:font-weight-asian="normal" style:font-weight-complex="normal"/>
    </style:style>
    <style:style style:name="T6" style:family="text">
      <style:text-properties officeooo:rsid="001cb48e"/>
    </style:style>
    <style:style style:name="T7" style:family="text">
      <style:text-properties officeooo:rsid="0020030c"/>
    </style:style>
    <style:style style:name="T8" style:family="text">
      <style:text-properties officeooo:rsid="002076d4"/>
    </style:style>
    <style:style style:name="T9" style:family="text">
      <style:text-properties officeooo:rsid="00227471"/>
    </style:style>
    <style:style style:name="T10" style:family="text">
      <style:text-properties officeooo:rsid="0022f765"/>
    </style:style>
    <style:style style:name="T11" style:family="text">
      <style:text-properties fo:color="#830000" loext:opacity="100%"/>
    </style:style>
    <style:style style:name="T12" style:family="text">
      <style:text-properties fo:color="#830000" loext:opacity="100%" fo:font-weight="bold" style:font-weight-asian="bold" style:font-weight-complex="bold"/>
    </style:style>
    <style:style style:name="T13" style:family="text">
      <style:text-properties fo:color="#830000" loext:opacity="100%" officeooo:rsid="00247b14"/>
    </style:style>
    <style:style style:name="T14" style:family="text">
      <style:text-properties fo:color="#830000" loext:opacity="100%" officeooo:rsid="002518ad"/>
    </style:style>
    <style:style style:name="T15" style:family="text">
      <style:text-properties fo:color="#830000" loext:opacity="100%" officeooo:rsid="002774f2"/>
    </style:style>
    <style:style style:name="T16" style:family="text">
      <style:text-properties fo:color="#007a16" loext:opacity="100%"/>
    </style:style>
    <style:style style:name="T17" style:family="text">
      <style:text-properties fo:color="#007a16" loext:opacity="100%" fo:font-weight="bold" style:font-weight-asian="bold" style:font-weight-complex="bold"/>
    </style:style>
    <style:style style:name="T18" style:family="text">
      <style:text-properties fo:color="#007a16" loext:opacity="100%" officeooo:rsid="002518ad"/>
    </style:style>
    <style:style style:name="T19" style:family="text">
      <style:text-properties fo:color="#007a16" loext:opacity="100%" officeooo:rsid="002a4e3c"/>
    </style:style>
    <style:style style:name="T20" style:family="text">
      <style:text-properties fo:color="#000000" loext:opacity="100%" officeooo:rsid="002774f2"/>
    </style:style>
    <style:style style:name="T21" style:family="text">
      <style:text-properties fo:color="#000000" loext:opacity="100%" officeooo:rsid="00295455"/>
    </style:style>
    <style:style style:name="T22" style:family="text">
      <style:text-properties fo:color="#000000" loext:opacity="100%" officeooo:rsid="002a4e3c"/>
    </style:style>
    <style:style style:name="T23" style:family="text">
      <style:text-properties officeooo:rsid="002b606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ntigneous <text:span text:style-name="T1">Instruction Manual</text:span></text:p>
      <text:p text:style-name="P2">Written by Lexzach</text:p>
      <text:p text:style-name="P10">What is this?</text:p>
      <text:p text:style-name="P7">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text:span text:style-name="T23">homemade</text:span> fire alarm system. <text:span text:style-name="T12">DO NOT USE THIS. </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1829_2667225948" text:style-name="Index_20_Link" text:visited-style-name="Index_20_Link">Getting Started<text:tab/>2</text:a></text:p>
          <text:p text:style-name="P21"><text:a xlink:type="simple" xlink:href="#__RefHeading___Toc205_1918911931" text:style-name="Index_20_Link" text:visited-style-name="Index_20_Link">What you need:<text:tab/>2</text:a></text:p>
          <text:p text:style-name="P20"><text:a xlink:type="simple" xlink:href="#__RefHeading___Toc1831_2667225948" text:style-name="Index_20_Link" text:visited-style-name="Index_20_Link">Fail-safe Mode<text:tab/>4</text:a></text:p>
          <text:p text:style-name="P20"><text:a xlink:type="simple" xlink:href="#__RefHeading___Toc1933_3483368767" text:style-name="Index_20_Link" text:visited-style-name="Index_20_Link">Error Codes<text:tab/>4</text:a></text:p>
        </text:index-body>
      </text:table-of-conten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Heading_20_1" text:outline-level="1"><text:bookmark-start text:name="__RefHeading___Toc1829_2667225948"/>Getting Started<text:bookmark-end text:name="__RefHeading___Toc1829_2667225948"/></text:h>
      <text:h text:style-name="P23" text:outline-level="2"><text:bookmark-start text:name="__RefHeading___Toc205_1918911931"/>What you need:<text:bookmark-end text:name="__RefHeading___Toc205_1918911931"/></text:h>
      <text:p text:style-name="P25"><text:span text:style-name="T12">REQUIRED</text:span> - <text:span text:style-name="T17">OPTIONAL</text:span></text:p>
      <text:p text:style-name="P28">Hardware:</text:p>
      <text:p text:style-name="P26">- <text:span text:style-name="T14">Wire</text:span><text:span text:style-name="T15">s</text:span></text:p>
      <text:p text:style-name="P26">- <text:span text:style-name="T13">ESP 32 Dev Kit V1 (or other compatible board) </text:span><text:span text:style-name="T20">[x1]</text:span></text:p>
      <text:p text:style-name="P24">- <text:span text:style-name="T13">Micro USB cable for programming and powering the board </text:span><text:span text:style-name="T20">[x1]</text:span></text:p>
      <text:p text:style-name="P24">- <text:span text:style-name="T13">16x2 LCD screen with IC2 interface </text:span><text:span text:style-name="T20">[x1]</text:span></text:p>
      <text:p text:style-name="P24">- <text:span text:style-name="T13">LEDs </text:span><text:span text:style-name="T20">[x3]</text:span></text:p>
      <text:p text:style-name="P24">- <text:span text:style-name="T15">Momentary push buttons </text:span><text:span text:style-name="T20">[x3]</text:span></text:p>
      <text:p text:style-name="P24">- <text:span text:style-name="T18">Arduino compatible relays </text:span><text:span text:style-name="T21">[x3]</text:span></text:p>
      <text:p text:style-name="P24">- <text:span text:style-name="T18">P</text:span><text:span text:style-name="T16">iezoelectric buzzer </text:span><text:span text:style-name="T22">[x1]</text:span></text:p>
      <text:p text:style-name="P28">Software:</text:p>
      <text:p text:style-name="P28">- <text:span text:style-name="T11">A copy of the Antigneous firmware</text:span></text:p>
      <text:p text:style-name="P28">- <text:span text:style-name="T16">Visual Studio Code with the PlatformIO addon</text:span></text:p>
      <text:p text:style-name="P27"/>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22" text:outline-level="1"><text:bookmark-start text:name="__RefHeading___Toc1831_2667225948"/><text:soft-page-break/>Fail-safe Mode<text:bookmark-end text:name="__RefHeading___Toc1831_2667225948"/></text:h>
      <text:p text:style-name="P17">Fail-safe mode is a specific mode included with the Antigneous panel. If your panel fails to boot, either from an error loading settings or something else. Fail-safe mode is intended to be a completely separate <text:s/>environment that is designed to boot up without fail. It does not require any interaction with the saved settings, and skips almost all of the boot-up code. </text:p>
      <text:p text:style-name="P17">When the panel is in fail-safe mode, features are extremely limited. The only thing that works is the horn relay, strobe relay, smoke detector relay, silence button, and reset button. <text:span text:style-name="T7">The reset button is the only thing that the user can interact with when the alarms are off, the reset button will restart the panel. </text:span><text:span text:style-name="T8">When the alarms are on, the silence button can also be used to perform an audible silence. </text:span><text:span text:style-name="T9">The coding on the alarms in fail-safe mode is continuous, and there is no verification or end-of-line resistor checks. </text:span></text:p>
      <text:p text:style-name="P19">Fail-safe mode is not ideal to be in, and as the name suggests, is simply a mode that the panel can be in that ensures there is always fire detection, even if the panel is entirely unable to boot normally. Fail-safe mode should absolutely not be considered normal operation, and the reason for the panel not booting normally should be found and fixed immediately. </text:p>
      <text:h text:style-name="Heading_20_1" text:outline-level="1"/>
      <text:h text:style-name="Heading_20_1" text:outline-level="1"/>
      <text:h text:style-name="Heading_20_1" text:outline-level="1"><text:bookmark-start text:name="__RefHeading___Toc1933_3483368767"/>Error Codes<text:bookmark-end text:name="__RefHeading___Toc1933_3483368767"/></text:h>
      <table:table table:name="Table1" table:style-name="Table1">
        <table:table-column table:style-name="Table1.A" table:number-columns-repeated="3"/>
        <table:table-row>
          <table:table-cell table:style-name="Table1.A1" table:number-columns-spanned="3" office:value-type="string">
            <text:p text:style-name="P11">Antigneous Error Codes</text:p>
          </table:table-cell>
          <table:covered-table-cell/>
          <table:covered-table-cell/>
        </table:table-row>
        <table:table-row>
          <table:table-cell table:style-name="Table1.A2" office:value-type="string">
            <text:p text:style-name="P11">Error Code</text:p>
          </table:table-cell>
          <table:table-cell table:style-name="Table1.A2" office:value-type="string">
            <text:p text:style-name="P11">Meaning</text:p>
          </table:table-cell>
          <table:table-cell table:style-name="Table1.C2" office:value-type="string">
            <text:p text:style-name="P11">Solutions</text:p>
          </table:table-cell>
        </table:table-row>
        <table:table-row>
          <table:table-cell table:style-name="Table1.A3" office:value-type="string">
            <text:p text:style-name="P14">1</text:p>
          </table:table-cell>
          <table:table-cell table:style-name="Table1.A3" office:value-type="string">
            <text:p text:style-name="P12">The panel’s settings have failed a validity check and must be reset to factory settings.</text:p>
          </table:table-cell>
          <table:table-cell table:style-name="Table1.C3" office:value-type="string">
            <text:p text:style-name="Table_20_Contents">Press <text:span text:style-name="T6">the </text:span><text:span text:style-name="T3">reset button </text:span><text:span text:style-name="T5">to boot into the fail-safe mode.</text:span></text:p>
            <text:p text:style-name="P8"/>
            <text:p text:style-name="Table_20_Contents"><text:span text:style-name="T4">Press the </text:span><text:span text:style-name="T2">drill button </text:span><text:span text:style-name="T4">to reset the panel to factory settings.</text:span></text:p>
          </table:table-cell>
        </table:table-row>
        <table:table-row>
          <table:table-cell table:style-name="Table1.A3" office:value-type="string">
            <text:p text:style-name="P15">2</text:p>
          </table:table-cell>
          <table:table-cell table:style-name="Table1.A3" office:value-type="string">
            <text:p text:style-name="P16">The panel’s firmware has been updated to a new version, and must be reset to factory settings <text:span text:style-name="T10">in order to add new settings into the panel EEPROM.</text:span></text:p>
          </table:table-cell>
          <table:table-cell table:style-name="Table1.C3" office:value-type="string">
            <text:p text:style-name="P18"><text:span text:style-name="T4">Press </text:span><text:span text:style-name="T5">the </text:span><text:span text:style-name="T3">reset button </text:span><text:span text:style-name="T5">to boot into the fail-safe mode.</text:span></text:p>
            <text:p text:style-name="P8"/>
            <text:p text:style-name="Table_20_Contents"><text:span text:style-name="T4">Press the </text:span><text:span text:style-name="T2">drill button </text:span><text:span text:style-name="T4">to reset the panel to factory settings.</text:span></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4</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2-12-19T23:06:39.259874975</dc:date>
    <meta:editing-duration>PT3H36M44S</meta:editing-duration>
    <meta:editing-cycles>40</meta:editing-cycles>
    <meta:generator>LibreOffice/7.4.3.2$Linux_X86_64 LibreOffice_project/40$Build-2</meta:generator>
    <meta:document-statistic meta:table-count="1" meta:image-count="0" meta:object-count="0" meta:page-count="4" meta:paragraph-count="44" meta:word-count="509" meta:character-count="2928" meta:non-whitespace-character-count="2457"/>
  </office:meta>
</office:document-meta>
</file>